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fo:color="#000000" style:font-name="Arial"/>
    </style:style>
    <style:style style:name="P10" style:family="paragraph" style:parent-style-name="Table_20_Contents">
      <style:paragraph-properties fo:margin-top="0cm" fo:margin-bottom="0.282cm" loext:contextual-spacing="false"/>
    </style:style>
    <style:style style:name="P11" style:family="paragraph" style:parent-style-name="Normal">
      <style:text-properties style:font-name="Arial"/>
    </style:style>
    <style:style style:name="P12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3" style:family="paragraph" style:parent-style-name="Table_20_Contents">
      <style:text-properties style:font-name="Arial" officeooo:rsid="0001299c" officeooo:paragraph-rsid="0001299c"/>
    </style:style>
    <style:style style:name="P14" style:family="paragraph" style:parent-style-name="Table_20_Contents">
      <style:text-properties officeooo:rsid="0001299c" officeooo:paragraph-rsid="0001299c"/>
    </style:style>
    <style:style style:name="P15" style:family="paragraph" style:parent-style-name="Table_20_Contents">
      <style:text-properties fo:color="#000000" style:font-name="Arial" officeooo:rsid="0001299c" officeooo:paragraph-rsid="0001299c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fo:color="#000000" style:font-name="Arial" style:font-name-asian="Arial" style:font-name-complex="Arial"/>
    </style:style>
    <style:style style:name="T5" style:family="text">
      <style:text-properties fo:color="#000000" style:font-name="Arial" officeooo:rsid="0001299c" style:font-name-asian="Arial" style:font-name-complex="Arial"/>
    </style:style>
    <style:style style:name="T6" style:family="text">
      <style:text-properties officeooo:rsid="000129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SIU03</text:p>
      <text:p text:style-name="P2">TIME REPORT</text:p>
      <text:p text:style-name="P3"/>
      <text:p text:style-name="P4">Project group: 41<text:tab/>Report number: 8<text:tab/>Date: 2015-11-10</text:p>
      <text:p text:style-name="P1"/>
      <text:p text:style-name="Standard"><text:span text:style-name="Standardstycketeckensnitt"><text:span text:style-name="T1">1) </text:span></text:span><text:span text:style-name="Standardstycketeckensnit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Table_20_Contents"><text:span text:style-name="Default_20_Paragraph_20_Font"><text:span text:style-name="T3">6,5</text:span></text:span></text:p>
          </table:table-cell>
          <table:table-cell table:style-name="Table1.C2" office:value-type="string">
            <text:p text:style-name="P15">103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13">6</text:p>
          </table:table-cell>
          <table:table-cell table:style-name="Table1.C3" office:value-type="string">
            <text:p text:style-name="P15">95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13">2</text:p>
          </table:table-cell>
          <table:table-cell table:style-name="Table1.C4" office:value-type="string">
            <text:p text:style-name="P9">8<text:span text:style-name="T6">4</text:span>,5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14">5</text:p>
          </table:table-cell>
          <table:table-cell table:style-name="Table1.C5" office:value-type="string">
            <text:p text:style-name="P9">6<text:span text:style-name="T6">9</text:span>,5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P14">5</text:p>
          </table:table-cell>
          <table:table-cell table:style-name="Table1.C6" office:value-type="string">
            <text:p text:style-name="P10"><text:span text:style-name="Standardstycketeckensnitt"><text:span text:style-name="T5">84</text:span></text:span><text:span text:style-name="Standardstycketeckensnitt"><text:span text:style-name="T4">,5</text:span></text:span></text:p>
          </table:table-cell>
          <table:table-cell table:style-name="Table1.D6" office:value-type="string">
            <text:p text:style-name="P11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P14">2</text:p>
          </table:table-cell>
          <table:table-cell table:style-name="Table1.C7" office:value-type="string">
            <text:p text:style-name="P10"><text:span text:style-name="Standardstycketeckensnitt"><text:span text:style-name="T4">7</text:span></text:span><text:span text:style-name="Standardstycketeckensnitt"><text:span text:style-name="T5">8</text:span></text:span><text:span text:style-name="Standardstycketeckensnitt"><text:span text:style-name="T4">,5</text:span></text:span></text:p>
          </table:table-cell>
          <table:table-cell table:style-name="Table1.D7" office:value-type="string">
            <text:p text:style-name="Normal"/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9"/>
          </table:table-cell>
          <table:table-cell table:style-name="Table1.D8" office:value-type="string">
            <text:p text:style-name="P6"/>
          </table:table-cell>
        </table:table-row>
      </table:table>
      <text:p text:style-name="P1"/>
      <text:p text:style-name="Standard"><text:span text:style-name="Standardstycketeckensnitt"><text:span text:style-name="T1">2) </text:span></text:span><text:span text:style-name="Standardstycketeckensnit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, Design spec (draft), first presentation (slides), Design spec (final rev.), first pres. Preparation, Presentation, modules done for merging, testbenches, system merge, report</text:p>
          </table:table-cell>
        </table:table-row>
        <table:table-row>
          <table:table-cell table:style-name="Table2.A3" office:value-type="string">
            <text:p text:style-name="P7">final presentation preparations, final presentation</text:p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/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/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Rubrik_20_1" style:display-name="Rubrik 1" style:family="paragraph" style:parent-style-name="Heading" style:next-style-name="Text_20_body" style:default-outline-level="1" style:list-style-name="">
      <style:paragraph-properties fo:hyphenation-ladder-count="no-limit"/>
      <style:text-properties fo:font-weight="bold" style:font-weight-asian="bold" style:font-weight-complex="bold" fo:hyphenate="false"/>
    </style:style>
    <style:style style:name="Rubrik_20_2" style:display-name="Rubrik 2" style:family="paragraph" style:parent-style-name="Heading" style:next-style-name="Text_20_body" style:default-outline-level="2" style:list-style-name="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Rubrik_20_3" style:display-name="Rubrik 3" style:family="paragraph" style:parent-style-name="Heading" style:next-style-name="Text_20_body" style:default-outline-level="3" style:list-style-name="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Beskrivni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ubrik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derrubrik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Standardstycketeckensnit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initial-creator>Mario Garrido</meta:initial-creator>
    <meta:creation-date>2015-11-10T21:27:00Z</meta:creation-date>
    <dc:date>2015-11-12T18:27:06.563569192</dc:date>
    <meta:editing-cycles>71</meta:editing-cycles>
    <meta:editing-duration>PT52S</meta:editing-duration>
    <meta:document-statistic meta:table-count="5" meta:image-count="0" meta:object-count="0" meta:page-count="1" meta:paragraph-count="37" meta:word-count="102" meta:character-count="621" meta:non-whitespace-character-count="542"/>
    <meta:template xlink:type="simple" xlink:actuate="onRequest" xlink:title="" xlink:href="Normal.dotm"/>
  </office:meta>
</office:document-meta>
</file>